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c9d4" officeooo:paragraph-rsid="001dc9d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c9d4" officeooo:paragraph-rsid="001dc9d4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dc9d4" officeooo:paragraph-rsid="001dc9d4" style:font-weight-asian="bold" style:font-weight-complex="bold"/>
    </style:style>
    <style:style style:name="P4" style:family="paragraph" style:parent-style-name="Text_20_body" style:list-style-name="L1">
      <style:paragraph-properties fo:margin-left="0.1043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officeooo:rsid="0023296f"/>
    </style:style>
    <style:style style:name="T2" style:family="text">
      <style:text-properties officeooo:rsid="0024ed40"/>
    </style:style>
    <style:style style:name="T3" style:family="text">
      <style:text-properties officeooo:rsid="002c655c"/>
    </style:style>
    <style:style style:name="T4" style:family="text">
      <style:text-properties fo:font-variant="normal" fo:text-transform="none" fo:color="#333333" style:font-name="monospace" fo:font-size="10.5pt" fo:letter-spacing="normal" fo:font-style="normal"/>
    </style:style>
    <style:style style:name="T5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monospace" fo:font-size="10.5pt" fo:letter-spacing="normal" fo:font-style="normal" fo:font-weight="normal" officeooo:rsid="003af622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dd1144" style:font-name="monospace" fo:font-size="10.5pt" fo:letter-spacing="normal" fo:font-style="normal"/>
    </style:style>
    <style:style style:name="T9" style:family="text">
      <style:text-properties fo:font-variant="normal" fo:text-transform="none" fo:color="#dd1144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apple-system" fo:font-size="14pt" fo:letter-spacing="normal" fo:font-style="normal"/>
    </style:style>
    <style:style style:name="T11" style:family="text">
      <style:text-properties fo:font-variant="normal" fo:text-transform="none" fo:color="#000000" style:font-name="apple-system" fo:font-size="14pt" fo:letter-spacing="normal" fo:font-style="normal" fo:font-weight="normal"/>
    </style:style>
    <style:style style:name="T12" style:family="text">
      <style:text-properties fo:font-variant="normal" fo:text-transform="none" fo:color="#000000" style:font-name="apple-system" fo:font-size="14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monospace" fo:font-size="14pt" fo:letter-spacing="normal" fo:font-style="normal" fo:font-weight="normal" fo:background-color="#fff6ea" loext:char-shading-value="0" loext:padding="0in" loext:border="none"/>
    </style:style>
    <style:style style:name="T14" style:family="text">
      <style:text-properties fo:font-variant="normal" fo:text-transform="none" fo:color="#000000" style:font-name="monospace" fo:font-size="14pt" fo:letter-spacing="normal" fo:font-style="normal" fo:background-color="#fff6ea" loext:char-shading-value="0" loext:padding="0in" loext:border="none"/>
    </style:style>
    <style:style style:name="T15" style:family="text">
      <style:text-properties fo:font-variant="normal" fo:text-transform="none" fo:color="#000000" style:font-name="monospace" fo:font-size="14pt" fo:letter-spacing="normal" fo:font-style="normal" fo:font-weight="bold" fo:background-color="#fff6ea" loext:char-shading-value="0" style:font-weight-asian="bold" style:font-weight-complex="bold" loext:padding="0in" loext:border="none"/>
    </style:style>
    <style:style style:name="T16" style:family="text">
      <style:text-properties officeooo:rsid="002d78da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</text:p>
      <text:p text:style-name="P1"/>
      <text:p text:style-name="P1">sudo -u postgres psql -c "ALTER USER postgres PASSWORD 'postgres';"</text:p>
      <text:p text:style-name="P1"/>
      <text:p text:style-name="P1"/>
      <text:p text:style-name="P2">//<text:span text:style-name="T1">While creating tables we have to specify the column names, their data types, constraints.</text:span></text:p>
      <text:p text:style-name="P2"/>
      <text:p text:style-name="P2"/>
      <text:p text:style-name="P2"/>
      <text:p text:style-name="P2"/>
      <text:p text:style-name="P2">-- CREATE TABLE accounts (</text:p>
      <text:p text:style-name="P2">-- <text:tab/>user_id serial PRIMARY KEY,</text:p>
      <text:p text:style-name="P2">-- <text:tab/>username VARCHAR ( 50 ) UNIQUE NOT NULL,</text:p>
      <text:p text:style-name="P2">-- <text:tab/>password VARCHAR ( 50 ) NOT NULL,</text:p>
      <text:p text:style-name="P2">-- <text:tab/>email VARCHAR ( 255 ) UNIQUE NOT NULL,</text:p>
      <text:p text:style-name="P2">-- <text:tab/>created_on TIMESTAMP NOT NULL,</text:p>
      <text:p text:style-name="P2">-- <text:s text:c="8"/>last_login TIMESTAMP </text:p>
      <text:p text:style-name="P2">-- );</text:p>
      <text:p text:style-name="P2"/>
      <text:p text:style-name="P2">-- DROP TABLE IF EXISTS accounts;</text:p>
      <text:p text:style-name="P2"/>
      <text:p text:style-name="P2">-- CREATE TABLE links (</text:p>
      <text:p text:style-name="P2">-- <text:tab/>id SERIAL PRIMARY KEY,</text:p>
      <text:p text:style-name="P2">-- <text:tab/>url VARCHAR(255) NOT NULL,</text:p>
      <text:p text:style-name="P2">-- <text:tab/>name VARCHAR(255) NOT NULL,</text:p>
      <text:p text:style-name="P2">-- <text:tab/>description VARCHAR (255),</text:p>
      <text:p text:style-name="P2">-- <text:s text:c="8"/>last_update DATE</text:p>
      <text:p text:style-name="P2">-- );</text:p>
      <text:p text:style-name="P2"/>
      <text:p text:style-name="P2"/>
      <text:p text:style-name="P2">CREATE TABLE People (</text:p>
      <text:p text:style-name="P2">-- <text:tab/>id SERIAL PRIMARY KEY,</text:p>
      <text:p text:style-name="P2">-- <text:tab/>name VARCHAR(255) NOT NULL,</text:p>
      <text:p text:style-name="P2">-- <text:tab/>age INTEGER,</text:p>
      <text:p text:style-name="P2">-- <text:s text:c="8"/>dob DATE,</text:p>
      <text:p text:style-name="P2">-- <text:tab/>tags TEXT[],</text:p>
      <text:p text:style-name="P2">-- <text:tab/>active BOOLEAN</text:p>
      <text:p text:style-name="P2">-- );</text:p>
      <text:p text:style-name="P2"/>
      <text:p text:style-name="P2">// <text:span text:style-name="T1">For Inserting values in the table we define the tableName (Col, col2, col3) and values (value1,value2,value3)</text:span></text:p>
      <text:p text:style-name="P2"/>
      <text:p text:style-name="P2">INSERT INTO links (url, name)</text:p>
      <text:p text:style-name="P2">VALUES('https://www.postgresqltutorial.com','PostgreSQL Tutorial');</text:p>
      <text:p text:style-name="P2"/>
      <text:p text:style-name="P2">//<text:span text:style-name="T3">Insert many rows</text:span></text:p>
      <text:p text:style-name="P2"/>
      <text:p text:style-name="P2"><text:span text:style-name="T4">INSERT</text:span><text:span text:style-name="T7"> </text:span><text:span text:style-name="T4">INTO</text:span><text:span text:style-name="T7"> </text:span><text:span text:style-name="T4">links (url, name) VALUES</text:span><text:span text:style-name="T7"> </text:span><text:span text:style-name="T4">(</text:span><text:span text:style-name="T8">'https://www.google.com'</text:span><text:span text:style-name="T4">,</text:span><text:span text:style-name="T8">'Google'</text:span><text:span text:style-name="T4">), (</text:span><text:span text:style-name="T8">'https://www.yahoo.com'</text:span><text:span text:style-name="T4">,</text:span><text:span text:style-name="T8">'Yahoo'</text:span><text:span text:style-name="T4">), (</text:span><text:span text:style-name="T8">'https://www.bing.com'</text:span><text:span text:style-name="T4">,</text:span><text:span text:style-name="T8">'Bing'</text:span><text:span text:style-name="T4">);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<text:span text:style-name="T2">Search &amp; Fetch</text:span></text:p>
      <text:p text:style-name="P2"/>
      <text:p text:style-name="P2">SELECT * from links;</text:p>
      <text:p text:style-name="P2"/>
      <text:p text:style-name="P2">// </text:p>
      <text:p text:style-name="P2">SELECT name || ' '|| age as NAMEAGE from People;</text:p>
      <text:p text:style-name="P2">//</text:p>
      <text:p text:style-name="P2">SELECT name,age from People where name='Shahzaib';</text:p>
      <text:p text:style-name="P2"/>
      <text:p text:style-name="P2">//<text:span text:style-name="T16">ORDER BY STATEMENTS</text:span></text:p>
      <text:p text:style-name="P2"/>
      <text:p text:style-name="P2"/>
      <text:p text:style-name="P2">SELECT name,age from People ORDER BY age DESC;</text:p>
      <text:p text:style-name="P2"/>
      <text:p text:style-name="P2">SELECT LENGTH(name) as len,age from People ORDER BY len,age DESC;</text:p>
      <text:p text:style-name="P2"/>
      <text:p text:style-name="P2"><text:span text:style-name="T4">SELECT</text:span><text:span text:style-name="T7"> </text:span><text:span text:style-name="T4">num</text:span><text:span text:style-name="T7"> </text:span><text:span text:style-name="T4">FROM</text:span><text:span text:style-name="T7"> </text:span><text:span text:style-name="T5">sort_demo </text:span><text:span text:style-name="T4">ORDER</text:span><text:span text:style-name="T7"> </text:span><text:span text:style-name="T4">BY</text:span><text:span text:style-name="T7"> </text:span><text:span text:style-name="T4">num</text:span><text:span text:style-name="T7"> </text:span><text:span text:style-name="T4">NULLS</text:span><text:span text:style-name="T7"> </text:span><text:span text:style-name="T4">LAST</text:span><text:span text:style-name="T5">;</text:span></text:p>
      <text:p text:style-name="P2"><text:span text:style-name="T5"/></text:p>
      <text:p text:style-name="P2"><text:span text:style-name="T5"/></text:p>
      <text:p text:style-name="P2"><text:span text:style-name="T5">-- CREATE TABLE People (</text:span></text:p>
      <text:p text:style-name="P2"><text:span text:style-name="T5">-- <text:tab/>id SERIAL PRIMARY KEY,</text:span></text:p>
      <text:p text:style-name="P2"><text:span text:style-name="T5">-- <text:tab/>name VARCHAR(255) NOT NULL,</text:span></text:p>
      <text:p text:style-name="P2"><text:span text:style-name="T5">-- <text:tab/>age INTEGER,</text:span></text:p>
      <text:p text:style-name="P2"><text:span text:style-name="T5">-- <text:s text:c="4"/>dob DATE,</text:span></text:p>
      <text:p text:style-name="P2"><text:span text:style-name="T5">-- <text:tab/>tags TEXT[],</text:span></text:p>
      <text:p text:style-name="P2"><text:span text:style-name="T5">-- <text:tab/>active BOOLEAN,</text:span></text:p>
      <text:p text:style-name="P2"><text:span text:style-name="T5">-- <text:tab/>languages json NOT NULL</text:span></text:p>
      <text:p text:style-name="P2"><text:span text:style-name="T5">-- );</text:span></text:p>
      <text:p text:style-name="P2"><text:span text:style-name="T5"/></text:p>
      <text:p text:style-name="P2"><text:span text:style-name="T5">INSERT INTO People (name,age,dob,tags,active,languages)</text:span></text:p>
      <text:p text:style-name="P2"><text:span text:style-name="T5">VALUES('Shahzaib',28,'1980-03-18',Array['student','cricketer'],false,'{"english": 7, "urdu": 7}');</text:span></text:p>
      <text:p text:style-name="P2"><text:span text:style-name="T5"/></text:p>
      <text:p text:style-name="P2"><text:span text:style-name="T4"/></text:p>
      <text:p text:style-name="P3"><text:span text:style-name="T10">PostgreSQL provides two native operators </text:span><text:span text:style-name="Source_20_Text"><text:span text:style-name="T14">-&gt;</text:span></text:span><text:span text:style-name="T10"> and </text:span><text:span text:style-name="Source_20_Text"><text:span text:style-name="T14">-&gt;&gt;</text:span></text:span><text:span text:style-name="T10"> to help you query JSON data.</text:span></text:p>
      <text:list xml:id="list3409443548" text:style-name="L1">
        <text:list-item>
          <text:p text:style-name="P4"><text:span text:style-name="T12">The operator </text:span><text:span text:style-name="Source_20_Text"><text:span text:style-name="T15">-&gt;</text:span></text:span><text:span text:style-name="T12"> returns JSON object field by key.</text:span></text:p>
        </text:list-item>
        <text:list-item>
          <text:p text:style-name="P4"><text:span text:style-name="T12">The operator </text:span><text:span text:style-name="Source_20_Text"><text:span text:style-name="T15">-&gt;&gt;</text:span></text:span><text:span text:style-name="T12"> returns JSON object field by text.</text:span></text:p>
        </text:list-item>
      </text:list>
      <text:p text:style-name="P2"><text:span text:style-name="T5"/></text:p>
      <text:p text:style-name="P2"><text:span text:style-name="T5">SELECT languages -&gt; 'english' as English, languages-&gt;'urdu' as urdu from People;</text:span></text:p>
      <text:p text:style-name="P2"><text:span text:style-name="T5"/></text:p>
      <text:p text:style-name="P2"><text:span text:style-name="T5">SELECT languages -&gt; 'english' as English, languages-&gt;'urdu' as urdu from People where languages-&gt;&gt;'english'='10' and languages→&gt;'urdu'='8';</text:span></text:p>
      <text:p text:style-name="P2"><text:span text:style-name="T5"/></text:p>
      <text:p text:style-name="P2"><text:span text:style-name="T5">SELECT languages -&gt; 'english' as English, languages-&gt;'urdu' as urdu,tags[2] as FIRSTELEEMENT from People where languages-&gt;&gt;'english'='10' and languages-&gt;&gt;'urdu'='7' and tags[2] ='programmer'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>//</text:span><text:span text:style-name="T6">UPDATE QUERY</text:span></text:p>
      <text:p text:style-name="P2"><text:span text:style-name="T6"/></text:p>
      <text:p text:style-name="P2"><text:span text:style-name="T5">update people set name='Ahmad Awan' where id=1 returning *;</text:span></text:p>
      <text:p text:style-name="P2"><text:span text:style-name="T5"/></text:p>
      <text:p text:style-name="P2"><text:span text:style-name="T5"/></text:p>
      <text:p text:style-name="P2"><text:span text:style-name="T5">update people set tags[1]='Muslim' where id=1 returning *;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-- DROP TABLE Products_NEW</text:span></text:p>
      <text:p text:style-name="P2"><text:span text:style-name="T5">-- <text:s/>CREATE TABLE Products_New (</text:span></text:p>
      <text:p text:style-name="P2"><text:span text:style-name="T5">-- <text:s/><text:tab/>id serial PRIMARY KEY,</text:span></text:p>
      <text:p text:style-name="P2"><text:span text:style-name="T5">-- <text:tab/> <text:tab/>name varchar(255),<text:tab/><text:tab/></text:span></text:p>
      <text:p text:style-name="P2"><text:span text:style-name="T5">-- <text:tab/> <text:tab/>tags TEXT [],</text:span></text:p>
      <text:p text:style-name="P2"><text:span text:style-name="T5">-- <text:tab/> <text:tab/>categories json NOT NULL</text:span></text:p>
      <text:p text:style-name="P2"><text:span text:style-name="T5"><text:tab/> <text:tab/></text:span></text:p>
      <text:p text:style-name="P2"><text:span text:style-name="T5">-- <text:s/>);</text:span></text:p>
      <text:p text:style-name="P2"><text:span text:style-name="T5"/></text:p>
      <text:p text:style-name="P2"><text:span text:style-name="T5"><text:s/>INSERT INTO Products_New (name,tags,categories)</text:span></text:p>
      <text:p text:style-name="P2"><text:span text:style-name="T5"><text:s/>values ('IPhone 12',Array['smartphone','apple','iphone'],'{"title":12}');</text:span></text:p>
      <text:p text:style-name="P2"><text:span text:style-name="T5"><text:s/></text:span></text:p>
      <text:p text:style-name="P2"><text:span text:style-name="T5"><text:s/>select * from Products_New;</text:span></text:p>
      <text:p text:style-name="P2"><text:span text:style-name="T5"><text:s/>update Products_New set name='Apple IPhone 12' where name = 'IPhone 12' returning *;</text:span></text:p>
      <text:p text:style-name="P2"><text:span text:style-name="T5"><text:s/></text:span></text:p>
      <text:p text:style-name="P2"><text:span text:style-name="T5"><text:s/>delete from Products_New where name ='Apple IPhone 12' returning *;</text:span></text:p>
      <text:p text:style-name="P2"><text:span text:style-name="T5"><text:s/></text:span></text:p>
      <text:p text:style-name="P2"><text:span text:style-name="T5"><text:s/>update Products_New set tags[1]='Changed Tag' where name = 'Apple IPhone 12';</text:span></text:p>
      <text:p text:style-name="P2"><text:span text:style-name="T5"><text:s/></text:span></text:p>
      <text:p text:style-name="P2"><text:span text:style-name="T5"><text:s/></text:span></text:p>
      <text:p text:style-name="P2"><text:span text:style-name="T5"><text:s/></text:span></text:p>
      <text:p text:style-name="P2"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47:38.027130013</meta:creation-date>
    <dc:date>2020-10-14T16:32:08.210542338</dc:date>
    <meta:editing-duration>PT4H44M18S</meta:editing-duration>
    <meta:editing-cycles>26</meta:editing-cycles>
    <meta:generator>LibreOffice/6.0.3.2$Linux_X86_64 LibreOffice_project/00m0$Build-2</meta:generator>
    <meta:document-statistic meta:table-count="0" meta:image-count="0" meta:object-count="0" meta:page-count="3" meta:paragraph-count="83" meta:word-count="439" meta:character-count="3077" meta:non-whitespace-character-count="2634"/>
  </office:meta>
</office:document-meta>
</file>